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632cm" style:rel-column-width="17859*"/>
    </style:style>
    <style:style style:name="Table3.B" style:family="table-column">
      <style:table-column-properties style:column-width="4.445cm" style:rel-column-width="17138*"/>
    </style:style>
    <style:style style:name="Table3.C" style:family="table-column">
      <style:table-column-properties style:column-width="7.922cm" style:rel-column-width="3053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0" style:family="paragraph" style:parent-style-name="Standard" style:list-style-name="L1">
      <style:text-properties fo:font-weight="bold" style:font-weight-asian="bold" style:font-weight-complex="bold"/>
    </style:style>
    <style:style style:name="P11" style:family="paragraph" style:parent-style-name="Table_20_Heading"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fo:font-weight="normal" style:font-size-asian="10pt" style:font-weight-asian="normal" style:font-name-complex="Tahoma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ERVER</text:p>
      <text:p text:style-name="Standard"/>
      <text:p text:style-name="Standard"/>
      <text:p text:style-name="P4">PRUEBA UNITARIA: PARSER LISTPROJECTSPARSER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P9">Jorge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10">Módulos o clase</text:p>
        </text:list-item>
      </text:list>
      <text:p text:style-name="Standard">Clase Parsers:ListProjectParser</text:p>
      <text:p text:style-name="Standard"/>
      <text:list text:style-name="L1" text:continue-numbering="true">
        <text:list-item>
          <text:p text:style-name="P10">Datos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1">parse</text:p>
          </table:table-cell>
          <table:table-cell table:style-name="Table3.A2" office:value-type="string">
            <text:p text:style-name="P11">xml</text:p>
          </table:table-cell>
          <table:table-cell table:style-name="Table3.C2" office:value-type="string">
            <text:p text:style-name="P12">&lt;listprojects&gt;</text:p>
            <text:p text:style-name="P12"><text:s text:c="3"/>&lt;option&gt;all&lt;/option&gt;</text:p>
            <text:p text:style-name="P12">&lt;/listprojects&gt;</text:p>
          </table:table-cell>
        </table:table-row>
      </table:table>
      <text:p text:style-name="Standard"/>
      <text:p text:style-name="Standard"/>
      <text:list text:style-name="L1" text:continue-numbering="true">
        <text:list-item>
          <text:p text:style-name="P10">Resultado esperado</text:p>
        </text:list-item>
      </text:list>
      <text:p text:style-name="Standard">se espera que la funcion <text:span text:style-name="T1">readAll </text:span><text:span text:style-name="T2">retorne true</text:span></text:p>
      <text:p text:style-name="Standard"/>
      <text:list text:style-name="L1" text:continue-numbering="true">
        <text:list-item>
          <text:p text:style-name="P10">Comentario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9">Jorge Cuadrado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</table:table>
      <text:p text:style-name="P1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Jorge Cuadrado</meta:initial-creator>
    <meta:creation-date>2007-02-07T19:02:29</meta:creation-date>
    <dc:creator>Jorge Cuadrado</dc:creator>
    <dc:date>2007-02-07T19:12:42</dc:date>
    <dc:language>es-CO</dc:language>
    <meta:editing-cycles>2</meta:editing-cycles>
    <meta:editing-duration>PT10M14S</meta:editing-duration>
    <meta:template xlink:type="simple" xlink:actuate="onRequest" xlink:role="template" xlink:href="../../../../../../../.openoffice.org2/user/template/prueba_unitaria.ott" xlink:title="prueba_unitaria" meta:date="2007-02-07T19:02:28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29" meta:word-count="59" meta:character-count="435"/>
  </office:meta>
</office:document-meta>
</file>